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16pt" style:font-size-asian="16pt" style:font-size-complex="16pt"/>
    </style:style>
    <style:style style:name="P3" style:family="paragraph" style:parent-style-name="Standard">
      <style:text-properties style:font-name="Courier" fo:font-size="20pt" officeooo:rsid="0013737e" officeooo:paragraph-rsid="0013737e" style:font-size-asian="20pt" style:font-size-complex="20pt"/>
    </style:style>
    <style:style style:name="P4" style:family="paragraph" style:parent-style-name="Standard">
      <style:text-properties style:font-name="Courier" fo:font-size="16pt" style:font-size-asian="16pt" style:font-size-complex="16pt"/>
    </style:style>
    <style:style style:name="P5" style:family="paragraph" style:parent-style-name="Standard">
      <style:text-properties style:font-name="Courier" fo:font-size="16pt" officeooo:rsid="0013737e" officeooo:paragraph-rsid="0013737e" style:font-size-asian="16pt" style:font-size-complex="16pt"/>
    </style:style>
    <style:style style:name="P6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7" style:family="paragraph" style:parent-style-name="Standard">
      <style:text-properties style:font-name="Courier" fo:font-size="16pt" fo:font-style="italic" officeooo:rsid="0013737e" officeooo:paragraph-rsid="0013737e" style:font-size-asian="16pt" style:font-style-asian="italic" style:font-size-complex="16pt" style:font-style-complex="italic"/>
    </style:style>
    <style:style style:name="T1" style:family="text">
      <style:text-properties officeooo:rsid="001373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race Greater Than Our Sin</text:p>
      <text:p text:style-name="P1"/>
      <text:p text:style-name="P5">Marvelous grace of our loving Lord,</text:p>
      <text:p text:style-name="P5">Grace that excedes our sin and our guilt,</text:p>
      <text:p text:style-name="P5">Yonder on Calvary’s mount outpoured,</text:p>
      <text:p text:style-name="P5">There where the blood of the Lamb was spilt.</text:p>
      <text:p text:style-name="P5"/>
      <text:p text:style-name="P5">Sin and despair like the sea waves cold,</text:p>
      <text:p text:style-name="P5">Threaten the soul with infinite loss;</text:p>
      <text:p text:style-name="P5">Grace that is greater, yes grace untold,</text:p>
      <text:p text:style-name="P5">Points to the Refuge, the mighty Cross.</text:p>
      <text:p text:style-name="P5"/>
      <text:p text:style-name="P5">Dark is the stain that we cannot hide,</text:p>
      <text:p text:style-name="P5">What can avail to wash it away?</text:p>
      <text:p text:style-name="P5">Look! There is flowing a crimson tide;</text:p>
      <text:p text:style-name="P5">whiter than snow you may be today.</text:p>
      <text:p text:style-name="P5"/>
      <text:p text:style-name="P5">Marvelous, infinite, matchless grace,</text:p>
      <text:p text:style-name="P5">Freely bestowed on all who believe;</text:p>
      <text:p text:style-name="P5">You that are longing to see His face,</text:p>
      <text:p text:style-name="P5">Will you this moment, His grace receive?</text:p>
      <text:p text:style-name="P2"/>
      <text:p text:style-name="P6">Refrai<text:span text:style-name="T1">n</text:span></text:p>
      <text:p text:style-name="P6"/>
      <text:p text:style-name="P7">Grace, grace, God’s grace,</text:p>
      <text:p text:style-name="P7">Grace that will pardon and cleanse within;</text:p>
      <text:p text:style-name="P7">Grace, grace, God’s grace,</text:p>
      <text:p text:style-name="P7">Grace that is greater than all our sin.</text:p>
      <text:p text:style-name="P2"/>
      <text:p text:style-name="P2"/>
      <text:p text:style-name="P2">Composer: <text:span text:style-name="T1">Daniel B. Towner (1850-1919)</text:span></text:p>
      <text:p text:style-name="P2">Lyricist: <text:span text:style-name="T1">Julia H. Johnson (1849-1919)</text:span></text:p>
      <text:p text:style-name="P2"/>
      <text:p text:style-name="P2"/>
      <text:p text:style-name="P5">Hymns of Truth and Praise 23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5T09:11:25.875668132</meta:creation-date>
    <meta:editing-duration>PT8M56S</meta:editing-duration>
    <meta:editing-cycles>2</meta:editing-cycles>
    <meta:generator>LibreOffice/6.2.8.2$MacOSX_X86_64 LibreOffice_project/f82ddfca21ebc1e222a662a32b25c0c9d20169ee</meta:generator>
    <dc:title>TubaHymn</dc:title>
    <dc:date>2020-04-25T09:20:21.375627469</dc:date>
    <meta:document-statistic meta:table-count="0" meta:image-count="0" meta:object-count="0" meta:page-count="1" meta:paragraph-count="25" meta:word-count="155" meta:character-count="873" meta:non-whitespace-character-count="743"/>
    <meta:template xlink:type="simple" xlink:actuate="onRequest" xlink:title="TubaHymn" xlink:href="../../../../../Library/Application%20Support/LibreOffice/4/user/template/TubaHymn1.ott" meta:date="2020-04-25T09:11:25.516266610"/>
  </office:meta>
</office:document-meta>
</file>